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Reflection and Evaluation</text:p>
      <text:p text:style-name="P2">Which bits of the exercise did you find easy/hard and why?</text:p>
      <text:list text:style-name="LFO1" text:continue-numbering="true">
        <text:list-item>
          <text:p text:style-name="P3">Normalising the database in SQL.</text:p>
        </text:list-item>
        <text:list-item>
          <text:p text:style-name="P4">Understanding how to use java with JSP’s and Servlets as it is a new skill to learn.</text:p>
        </text:list-item>
        <text:list-item>
          <text:p text:style-name="P5">Learning HTML/CSS from scratch and as you implement it in the project- HTML is a completely new system to us.</text:p>
        </text:list-item>
      </text:list>
      <text:p text:style-name="P6">What went well? Why do you think that was?</text:p>
      <text:p text:style-name="Normal">We have worked collaboratively as a team, choosing roles to play a part in from the start, understanding each others points,<text:s/>and building on solutions and improvements to the project. This was possible as we are flexible individuals with<text:s/>relevant<text:s/>knowledge on different languages and areas which enable us to<text:s/>pick a task to handle and do it to a good standard.</text:p>
      <text:p text:style-name="P7">What went badly? Why do you think that was?</text:p>
      <text:p text:style-name="Normal">Nothing has went badly, we are very collaborative and make strategic plans that meet all the requirements as we go.</text:p>
      <text:p text:style-name="P8">What would you do differently next time, in terms of process?</text:p>
      <text:p text:style-name="Normal">Ensure our ERD diagram is correct before starting the SQL queries, procedures etc.</text:p>
      <text:p text:style-name="P9">Given more time what would you do to improve your solution?</text:p>
      <text:p text:style-name="Normal">Add more features to make our main page<text:s/>further<text:s/>enticing to excite the customer more.</text:p>
      <text:p text:style-name="P10">What skills did you develop or improve during the project?</text:p>
      <text:p text:style-name="Normal">Yash- SQL knowledge and data analysis skills. Being able to work on different tasks, increasing flexibility.</text:p>
      <text:p text:style-name="Normal">Kyle-<text:s/></text:p>
      <text:p text:style-name="Normal">Olivia-<text:s/></text:p>
      <text:p text:style-name="Normal">Barnaby-<text:s/></text:p>
      <text:p text:style-name="Normal">Hassana-<text:s/></text:p>
      <text:p text:style-name="Normal">Aisha-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hai, Yash</meta:initial-creator>
    <dc:creator>Ghai, Yash</dc:creator>
    <meta:creation-date>2022-11-02T10:13:00Z</meta:creation-date>
    <dc:date>2022-11-02T11:26:00Z</dc:date>
    <meta:template xlink:href="Normal.dotm" xlink:type="simple"/>
    <meta:editing-cycles>1</meta:editing-cycles>
    <meta:editing-duration>PT4380S</meta:editing-duration>
    <meta:document-statistic meta:page-count="1" meta:paragraph-count="2" meta:word-count="205" meta:character-count="1378" meta:row-count="9" meta:non-whitespace-character-count="1175"/>
  </office:meta>
</office:document-meta>
</file>